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pitch="fixed"/>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language="it" fo:country="IT" fo:font-style="italic" style:font-style-asian="italic"/>
    </style:style>
    <style:style style:name="P3" style:family="paragraph" style:parent-style-name="Text_20_body">
      <style:text-properties fo:language="it" fo:country="IT" style:text-underline-style="solid" style:text-underline-width="auto" style:text-underline-color="font-color" style:text-underline-mode="continuous" style:text-overline-mode="continuous" style:text-line-through-mode="continuous"/>
    </style:style>
    <style:style style:name="P4" style:family="paragraph" style:parent-style-name="Text_20_body">
      <style:text-properties fo:language="it" fo:country="IT" fo:background-color="#ffff00"/>
    </style:style>
    <style:style style:name="P5" style:family="paragraph" style:parent-style-name="Normale">
      <style:text-properties fo:font-style="italic" style:font-style-asian="italic"/>
    </style:style>
    <style:style style:name="P6" style:family="paragraph" style:parent-style-name="Standard" style:master-page-name="MP0">
      <style:paragraph-properties style:page-number="auto" fo:break-before="page"/>
    </style:style>
    <style:style style:name="P7" style:family="paragraph" style:parent-style-name="Standard">
      <style:text-properties style:font-name="Monospace" fo:font-size="9pt" fo:language="it" fo:country="IT" style:font-name-asian="Monospace" style:font-size-asian="9pt" style:font-name-complex="Monospace" style:font-size-complex="9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9" style:family="paragraph" style:parent-style-name="Standard" style:list-style-name="">
      <style:paragraph-properties fo:margin-left="0cm" fo:margin-right="0cm" fo:text-align="start" style:justify-single-word="false" fo:text-indent="0cm" style:auto-text-indent="false" style:text-autospace="none"/>
    </style:style>
    <style:style style:name="P10" style:family="paragraph" style:parent-style-name="Titolo_20_1">
      <style:text-properties fo:language="it" fo:country="IT"/>
    </style:style>
    <style:style style:name="P11" style:family="paragraph" style:parent-style-name="Paragrafo_20_elenco" style:list-style-name="L1"/>
    <style:style style:name="P12" style:family="paragraph" style:parent-style-name="Paragrafo_20_elenco" style:list-style-name="L2"/>
    <style:style style:name="T1" style:family="text">
      <style:text-properties fo:language="it" fo:country="IT"/>
    </style:style>
    <style:style style:name="T2" style:family="text">
      <style:text-properties fo:language="it" fo:country="IT" style:text-underline-style="solid" style:text-underline-width="auto" style:text-underline-color="font-color" style:text-underline-mode="continuous" style:text-overline-mode="continuous" style:text-line-through-mode="continuous"/>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fo:color="#000000" style:font-name="Monospace" fo:font-size="9pt" style:font-name-asian="Monospace" style:font-size-asian="9pt" style:font-name-complex="Monospace" style:font-size-complex="9pt"/>
    </style:style>
    <style:style style:name="T6" style:family="text">
      <style:text-properties fo:color="#0000c0"/>
    </style:style>
    <style:style style:name="T7" style:family="text">
      <style:text-properties fo:color="#2a00ff"/>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Car._20_predefinito_20_paragrafo"><text:span text:style-name="T1">Muse: Note di Sviluppo</text:span></text:span></text:p>
      <text:p text:style-name="Normale"/>
      <text:h text:style-name="Titolo_20_1" text:outline-level="1"><text:span text:style-name="Car._20_predefinito_20_paragrafo"><text:span text:style-name="T1">Riorganizzazione <text:s/>strutture dati Relay Session Manager</text:span></text:span></text:h>
      <text:p text:style-name="P2">Sistemare le strutture dati all'interno della classe SessionManager per tenere traccia che se il nodo è di tipo BigBoss esistono , oltre ai client, I relay secondari.</text:p>
      <text:p text:style-name="P5"/>
      <text:p text:style-name="Normale"><text:span text:style-name="Car._20_predefinito_20_paragrafo"><text:span text:style-name="T1">Al posto delle strutture dati pReferences e sessionInfo introduco la classe Session che contiene</text:span></text:span></text:p>
      <text:list xml:id="list335756294" text:style-name="L1">
        <text:list-item>
          <text:p text:style-name="P11"><text:span text:style-name="Car._20_predefinito_20_paragrafo"><text:span text:style-name="T1">un identificativo String ( l’indirizzo Ip del client che si serve)</text:span></text:span></text:p>
        </text:list-item>
        <text:list-item>
          <text:p text:style-name="P11"><text:span text:style-name="Car._20_predefinito_20_paragrafo"><text:span text:style-name="T1">un riferimento al Proxy che ges</text:span></text:span><text:span text:style-name="Car._20_predefinito_20_paragrafo"><text:span text:style-name="T1">tisce lo streaming</text:span></text:span></text:p>
        </text:list-item>
        <text:list-item>
          <text:p text:style-name="P11"><text:span text:style-name="Car._20_predefinito_20_paragrafo"><text:span text:style-name="T1">l’insieme delle porte prima contenute in SessionInfo singolarmente</text:span></text:span></text:p>
        </text:list-item>
        <text:list-item>
          <text:p text:style-name="P11"><text:span text:style-name="Car._20_predefinito_20_paragrafo"><text:span text:style-name="T1">Una stringa che contiene l’indirizzo dell’eventuale relay secondario che ottiene lo streamig dal big boss per poi ridirigerlo verso un suo client( se lo streaming è effet</text:span></text:span><text:span text:style-name="Car._20_predefinito_20_paragrafo"><text:span text:style-name="T1">tuato direttamente verso il client</text:span></text:span></text:p>
        </text:list-item>
      </text:list>
      <text:p text:style-name="Normale"><text:span text:style-name="Car._20_predefinito_20_paragrafo"><text:span text:style-name="T1">Espone inoltre i seguenti metodi ( oltre ai getter e setter)</text:span></text:span></text:p>
      <text:list xml:id="list1324922191" text:style-name="L2">
        <text:list-item>
          <text:p text:style-name="P12"><text:span text:style-name="Car._20_predefinito_20_paragrafo"><text:span text:style-name="T1">IsMediata() che restituisce true se la sessione corrente è diretta verso un big boss secondario</text:span></text:span></text:p>
        </text:list-item>
        <text:list-item>
          <text:p text:style-name="P12"><text:span text:style-name="Car._20_predefinito_20_paragrafo"><text:span text:style-name="T1">IsMediataTramite(String indirizzo) restituisce true se il fluss</text:span></text:span><text:span text:style-name="Car._20_predefinito_20_paragrafo"><text:span text:style-name="T1">o è trasmesso verso il relay secondario che ha l’indirizzo specificato.</text:span></text:span></text:p>
        </text:list-item>
        <text:list-item>
          <text:p text:style-name="P12"><text:span text:style-name="Car._20_predefinito_20_paragrafo"><text:span text:style-name="T1">Il metodo get/set Sessioninfo che modifica in un colpo solo tutte le informazioni sulle sessioni.</text:span></text:span></text:p>
        </text:list-item>
      </text:list>
      <text:p text:style-name="Paragrafo_20_elenco"/>
      <text:p text:style-name="Heading_20_1"><text:span text:style-name="Car._20_predefinito_20_paragrafo"><text:span text:style-name="T1">Cosa succede all'arrivo di un NEWRELAY</text:span></text:span></text:p>
      <text:p text:style-name="P1"/>
      <text:p text:style-name="P1">Se il nodo è un non è attivo controlla l'indirizzo del vincitore</text:p>
      <text:p text:style-name="P1"/>
      <text:p text:style-name="Text_20_body"><text:span text:style-name="Car._20_predefinito_20_paragrafo"><text:span text:style-name="T1"><text:tab/></text:span></text:span><text:span text:style-name="Car._20_predefinito_20_paragrafo"><text:span text:style-name="T2">Se è il vecchio relay</text:span></text:span></text:p>
      <text:p text:style-name="P1">Salava l'indirizzo del vincitore e si mette in attesa del session_request proveniente dal vincitore (ricorda che ci poò essere solo una fase attiva di rielezione alla volta.</text:p>
      <text:p text:style-name="Text_20_body"><text:span text:style-name="Car._20_predefinito_20_paragrafo"><text:span text:style-name="T1"><text:tab/></text:span></text:span><text:span text:style-name="Car._20_predefinito_20_paragrafo"><text:span text:style-name="T2">Se è pari al suo indirizzo sul cluste</text:span></text:span><text:span text:style-name="Car._20_predefinito_20_paragrafo"><text:span text:style-name="T2">r locale</text:span></text:span></text:p>
      <text:p text:style-name="P1"><text:soft-page-break/>E' lui il vincitore, salva l'intero contenuto del messaggio (tutti gli indirizzi) nelle sue variabili di appoggio. Manda al vecchio relay il messaggio di Redirect.</text:p>
      <text:p text:style-name="Text_20_body"><text:span text:style-name="Car._20_predefinito_20_paragrafo"><text:span text:style-name="T1"><text:tab/></text:span></text:span><text:span text:style-name="Car._20_predefinito_20_paragrafo"><text:span text:style-name="T2">Se è un relay secondario e l'indirizzo del cluster locale del vincitore è uguale a quello del</text:span></text:span><text:span text:style-name="Car._20_predefinito_20_paragrafo"><text:span text:style-name="T2"> nodo da cui riceveva il flusso ( è stato rieletto il Big Boss)</text:span></text:span></text:p>
      <text:p text:style-name="P3"/>
      <text:p text:style-name="P1">Il relay si comporta “da client”: informa tutti I suoi proxy dell'avvenuta rielezione affinchè questi salvino l'indirizzo del nuovo bigBoss, per poi considerarlo come nuova fonte di flusso quando il proxy sul vecchio relay che mandava il flusso invierà il messaggio di leave.</text:p>
      <text:p text:style-name="P1"/>
      <text:p text:style-name="P3">Altrimenti ( sono un relay inattivo e non ho vinto)</text:p>
      <text:p text:style-name="P1">aggiorno gli indirizzi e basta...</text:p>
      <text:p text:style-name="P1"/>
      <text:p text:style-name="Heading_20_1"><text:span text:style-name="Car._20_predefinito_20_paragrafo"><text:span text:style-name="T1">Cose sul proxy</text:span></text:span></text:p>
      <text:p text:style-name="P4">Per quanto riguarda il cambio di “mittente” del flusso ho modificato la classe RTPReceptionManager, prima prendeva l'indirizzo dal file di configurazione ( parameters.SERVER_ADDRESS), ora viene passato come parametro al costruttore, inolte .</text:p>
      <text:p text:style-name="P4"/>
      <text:p text:style-name="P1">Ho introdotto alcuni campi nella classe Proxy:</text:p>
      <text:p text:style-name="P1">il campo streamingServer Address rappresenta l'indirizzo di chi manda il flusso al proxy</text:p>
      <text:p text:style-name="P1">il campo future StreamingServerAddress rappresenta l'indirizzo del nuovo relay che andrà a sostituire il vecchio all'arrivo del leave da parte del client.</text:p>
      <text:p text:style-name="P1">Il campo servingClient restituisce true <text:s/>se il proxy eroga il flusso verso un client, false, se eroga il flusso verso un relay secondario.</text:p>
      <text:p text:style-name="P1">Le porte streamingServer session port e Client session port contengono le porte alle quali mandare i messaggi di sessione <text:s/>determinate dal metodo determina porte sessione.</text:p>
      <text:p text:style-name="P1"/>
      <text:p text:style-name="P1">Il metodo dedermina porte sessione stabilisce la porta di sessione di sender e receiver in base al fatto che siano relay, client o server. Nota: se il “corrispondente” è un altro relay il proxy parlerà sempre con il proxy corrispondente e non con il sessionManager, di conseguenza la porta di sessione diventa la porta di cotrollo del proxy da cui eroga/riceve il flusso.</text:p>
      <text:p text:style-name="P1"/>
      <text:p text:style-name="P1"><text:s/>Quando arriva il LEAVE dal vecchio relay devo considerare come mio nuovo mittente il futureStreamingServer che il session manager mi ha comunicato quando è arrivato il messaggio di NEW_RELAY a seguito della ricezione <text:s/>dell'election done. Cambio sorgente di streaming invocando il metodo <text:s/>setStreamingServer dellRTPReceptionMan, che è colui che gestisce la ricezione del flusso multimendiale <text:s/>infine, nel caso sia un relay secondario che è diventato big boss, ricontrollo le porte di sessione, visoto che dovro mandare i messaggi ad un server e non più ad un proxy.</text:p>
      <text:p text:style-name="P1"><text:soft-page-break/></text:p>
      <text:p text:style-name="P1">Quando arriva un messaggio di REDIRECT <text:s/>al big boss vuol dire che c'è stata la rielezione di un relay secondario e devo ridiriger il flusso verso il nuovo proxy sul nuovo relay. Posso usare il metodo startHandoff che nella versione precedente serviva solo <text:s/>per ridirigere il flusso dal vecchio al nuovo relay. Estraggo quindi l’indirizzo del nuovo relay secondario dal messaggio. Il nuovo proxy usa le stesse porte di quello vecchio.</text:p>
      <text:p text:style-name="P1"/>
      <text:h text:style-name="P10" text:outline-level="1">Buffer</text:h>
      <text:p text:style-name="Normale"><text:span text:style-name="Car._20_predefinito_20_paragrafo"><text:span text:style-name="T1">Introdotta la classe ExtensibleEventCirularBuffer, utilizzata dal BufferManager al posto della vecchia EventCir</text:span></text:span><text:span text:style-name="Car._20_predefinito_20_paragrafo"><text:span text:style-name="T1">u</text:span></text:span><text:span text:style-name="Car._20_predefinito_20_paragrafo"><text:span text:style-name="T1">larBuffer. La novità è che il buffer ha i valori di soglia minima e massima nel caso di funzionamento normale ed in caso di rielezione già al suo interno ( sono specificabili sia attraverso il costruttore, che attraverso i setter). Quando si setta il flag electionMode a true si usano le soglie di rielezione, se sono </text:span></text:span></text:p>
      <text:p text:style-name="P1"/>
      <text:p text:style-name="P7"><text:span text:style-name="T3">public</text:span><text:span text:style-name="T4"> </text:span><text:span text:style-name="T3">void</text:span><text:span text:style-name="T4"> tAddSession(Session session){</text:span></text:p>
      <text:p text:style-name="P8"><text:span text:style-name="T4"><text:tab/></text:span><text:span text:style-name="T3">this</text:span><text:span text:style-name="T4">.</text:span><text:span text:style-name="T6">sessions</text:span><text:span text:style-name="T4">.put(session.getId(), session);</text:span></text:p>
      <text:p text:style-name="P8"><text:span text:style-name="T4"><text:tab/></text:span><text:span text:style-name="T6">consolle</text:span><text:span text:style-name="T4">.debugMessage(2, </text:span><text:span text:style-name="T7">"Sessionmanager: forzato l'inserimento della sessione "</text:span><text:span text:style-name="T4">+session );</text:span></text:p>
      <text:p text:style-name="P9"><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pitch="fixed"/>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Titolo_20_1" style:display-name="Titolo 1" style:family="paragraph" style:parent-style-name="Normale" style:next-style-name="Normale"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Titolo_20_2" style:display-name="Titolo 2" style:family="paragraph" style:parent-style-name="Normale" style:next-style-name="Normale" style:default-outline-level="2">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Titolo_20_3" style:display-name="Titolo 3" style:family="paragraph" style:parent-style-name="Normale" style:next-style-name="Normale" style:default-outline-level="3">
      <style:paragraph-properties fo:margin-top="0.353cm" fo:margin-bottom="0cm"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true" fo:hyphenation-remain-char-count="0" fo:hyphenation-push-char-count="0"/>
    </style:style>
    <style:style style:name="Titolo_20_4" style:display-name="Titolo 4" style:family="paragraph" style:parent-style-name="Normale" style:next-style-name="Normale" style:default-outline-level="4">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Titolo_20_5" style:display-name="Titolo 5" style:family="paragraph" style:parent-style-name="Normale" style:next-style-name="Normale" style:default-outline-level="5">
      <style:paragraph-properties fo:margin-top="0.353cm" fo:margin-bottom="0cm" fo:keep-together="always" fo:hyphenation-ladder-count="no-limit" fo:keep-with-next="always"/>
      <style:text-properties fo:color="#243f60" style:font-name="Cambria" style:font-name-asian="Times New Roman" style:font-name-complex="Times New Roman" fo:hyphenate="true" fo:hyphenation-remain-char-count="0" fo:hyphenation-push-char-count="0"/>
    </style:style>
    <style:style style:name="Titolo_20_6" style:display-name="Titolo 6" style:family="paragraph" style:parent-style-name="Normale" style:next-style-name="Normale" style:default-outline-level="6">
      <style:paragraph-properties fo:margin-top="0.353cm" fo:margin-bottom="0cm" fo:keep-together="always" fo:hyphenation-ladder-count="no-limit" fo:keep-with-next="always"/>
      <style:text-properties fo:color="#243f60" style:font-name="Cambria" fo:font-style="italic" style:font-name-asian="Times New Roman" style:font-style-asian="italic" style:font-name-complex="Times New Roman" style:font-style-complex="italic" fo:hyphenate="true" fo:hyphenation-remain-char-count="0" fo:hyphenation-push-char-count="0"/>
    </style:style>
    <style:style style:name="Titolo_20_7" style:display-name="Titolo 7" style:family="paragraph" style:parent-style-name="Normale" style:next-style-name="Normale" style:default-outline-level="7">
      <style:paragraph-properties fo:margin-top="0.353cm" fo:margin-bottom="0cm" fo:keep-together="always" fo:hyphenation-ladder-count="no-limit" fo:keep-with-next="always"/>
      <style:text-properties fo:color="#404040" style:font-name="Cambria" fo:font-style="italic" style:font-name-asian="Times New Roman" style:font-style-asian="italic" style:font-name-complex="Times New Roman" style:font-style-complex="italic" fo:hyphenate="true" fo:hyphenation-remain-char-count="0" fo:hyphenation-push-char-count="0"/>
    </style:style>
    <style:style style:name="Titolo_20_8" style:display-name="Titolo 8" style:family="paragraph" style:parent-style-name="Normale" style:next-style-name="Normale" style:default-outline-level="8">
      <style:paragraph-properties fo:margin-top="0.353cm" fo:margin-bottom="0cm" fo:keep-together="always" fo:hyphenation-ladder-count="no-limit" fo:keep-with-next="always"/>
      <style:text-properties fo:color="#4f81bd" style:font-name="Cambria" fo:font-size="10pt" style:font-name-asian="Times New Roman" style:font-size-asian="10pt" style:font-name-complex="Times New Roman" style:font-size-complex="10pt" fo:hyphenate="true" fo:hyphenation-remain-char-count="0" fo:hyphenation-push-char-count="0"/>
    </style:style>
    <style:style style:name="Titolo_20_9" style:display-name="Titolo 9" style:family="paragraph" style:parent-style-name="Normale" style:next-style-name="Normale" style:default-outline-level="9">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Normale" style:family="paragraph">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true" fo:hyphenation-remain-char-count="0" fo:hyphenation-push-char-count="0"/>
    </style:style>
    <style:style style:name="Text_20_body" style:display-name="Text body" style:family="paragraph" style:parent-style-name="Normale" style:class="text">
      <style:paragraph-properties fo:margin-top="0cm" fo:margin-bottom="0.212cm" fo:line-height="100%" fo:orphans="0" fo:widows="0" fo:hyphenation-ladder-count="no-limit" style:vertical-align="baseline"/>
      <style:text-properties style:font-name="Nimbus Roman No9 L" fo:font-size="12pt" style:letter-kerning="true" style:font-name-asian="DejaVu Sans" style:font-size-asian="12pt" style:language-asian="it" style:country-asian="IT" style:font-name-complex="DejaVu Sans" style:font-size-complex="12pt" fo:hyphenate="false" fo:hyphenation-remain-char-count="0" fo:hyphenation-push-char-count="0"/>
    </style:style>
    <style:style style:name="Title" style:family="paragraph" style:parent-style-name="Normale" style:next-style-name="Norma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Subtitle" style:family="paragraph" style:parent-style-name="Normale" style:next-style-name="Normale"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true" fo:hyphenation-remain-char-count="0" fo:hyphenation-push-char-count="0"/>
    </style:style>
    <style:style style:name="Caption" style:family="paragraph" style:parent-style-name="Normale" style:next-style-name="Normale"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fo:hyphenate="true" fo:hyphenation-remain-char-count="0" fo:hyphenation-push-char-count="0"/>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zione_20_intensa" style:display-name="Citazione intensa" style:family="paragraph" style:parent-style-name="Normale" style:next-style-name="Normale">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true" fo:hyphenation-remain-char-count="0" fo:hyphenation-push-char-count="0"/>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 style:font-size-asian="26pt" style:font-name-complex="Times New Roman"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 style:font-weight-asian="bold" style:font-name-complex="Times New Roman"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itolo_20_5_20_Carattere" style:display-name="Titolo 5 Carattere" style:family="text" style:parent-style-name="Car._20_predefinito_20_paragrafo">
      <style:text-properties fo:color="#243f60" style:font-name="Cambria" style:font-name-asian="Times New Roman" style:font-name-complex="Times New Roman"/>
    </style:style>
    <style:style style:name="Titolo_20_6_20_Carattere" style:display-name="Titolo 6 Carattere" style:family="text" style:parent-style-name="Car._20_predefinito_20_paragrafo">
      <style:text-properties fo:color="#243f60" style:font-name="Cambria" fo:font-style="italic" style:font-name-asian="Times New Roman" style:font-style-asian="italic" style:font-name-complex="Times New Roman" style:font-style-complex="italic"/>
    </style:style>
    <style:style style:name="Titolo_20_7_20_Carattere" style:display-name="Titolo 7 Carattere" style:family="text" style:parent-style-name="Car._20_predefinito_20_paragrafo">
      <style:text-properties fo:color="#404040" style:font-name="Cambria" fo:font-style="italic" style:font-name-asian="Times New Roman" style:font-style-asian="italic" style:font-name-complex="Times New Roman" style:font-style-complex="italic"/>
    </style:style>
    <style:style style:name="Titolo_20_8_20_Carattere" style:display-name="Titolo 8 Carattere" style:family="text" style:parent-style-name="Car._20_predefinito_20_paragrafo">
      <style:text-properties fo:color="#4f81bd" style:font-name="Cambria" fo:font-size="10pt" style:font-name-asian="Times New Roman" style:font-size-asian="10pt" style:font-name-complex="Times New Roman" style:font-size-complex="10pt"/>
    </style:style>
    <style:style style:name="Titolo_20_9_20_Carattere" style:display-name="Titolo 9 Carattere" style:family="text" style:parent-style-name="Car._20_predefinito_20_paragrafo">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ottotitolo_20_Carattere" style:display-name="Sottotitolo Carattere" style:family="text" style:parent-style-name="Car._20_predefinito_20_paragrafo">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Citazione_20_Carattere" style:display-name="Citazione Carattere" style:family="text" style:parent-style-name="Car._20_predefinito_20_paragrafo">
      <style:text-properties fo:color="#000000" fo:font-style="italic" style:font-style-asian="italic" style:font-style-complex="italic"/>
    </style:style>
    <style:style style:name="Citazione_20_intensa_20_Carattere" style:display-name="Citazione intensa Carattere" style:family="text" style:parent-style-name="Car._20_predefinito_20_paragrafo">
      <style:text-properties fo:color="#4f81bd" fo:font-style="italic" fo:font-weight="bold" style:font-style-asian="italic" style:font-weight-asian="bold" style:font-style-complex="italic" style:font-weight-complex="bold"/>
    </style:style>
    <style:style style:name="Enfasi_20_delicata" style:display-name="Enfasi delicata" style:family="text" style:parent-style-name="Car._20_predefinito_20_paragrafo">
      <style:text-properties fo:color="#808080" fo:font-style="italic" style:font-style-asian="italic" style:font-style-complex="italic"/>
    </style:style>
    <style:style style:name="Enfasi_20_intensa" style:display-name="Enfasi intensa" style:family="text" style:parent-style-name="Car._20_predefinito_20_paragrafo">
      <style:text-properties fo:color="#4f81bd"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iferimento_20_intenso" style:display-name="Riferimento intenso" style:family="text" style:parent-style-name="Car._20_predefinito_20_paragrafo">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0.009cm"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co</meta:initial-creator>
    <dc:creator>marco </dc:creator>
    <meta:creation-date>2010-02-01T15:24:00Z</meta:creation-date>
    <dc:date>2010-02-08T14:57:54</dc:date>
    <meta:editing-cycles>24</meta:editing-cycles>
    <meta:editing-duration>PT11H50M31S</meta:editing-duration>
    <meta:document-statistic meta:table-count="0" meta:image-count="0" meta:object-count="0" meta:page-count="3" meta:paragraph-count="38" meta:word-count="777" meta:character-count="4975"/>
    <meta:template xlink:type="simple" xlink:actuate="onRequest" xlink:title="" xlink:href="Normal"/>
  </office:meta>
</office:document-meta>
</file>